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4cm" style:rel-column-width="399*"/>
    </style:style>
    <style:style style:name="Table15.B" style:family="table-column">
      <style:table-column-properties style:column-width="6.352cm" style:rel-column-width="3601*"/>
    </style:style>
    <style:style style:name="Table15.C" style:family="table-column">
      <style:table-column-properties style:column-width="11.945cm" style:rel-column-width="6772*"/>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paragraph-properties fo:text-align="start" style:justify-single-word="false"/>
      <style:text-properties fo:language="en" fo:country="GB" fo:font-style="normal" style:font-style-asian="normal" style:font-style-complex="normal"/>
    </style:style>
    <style:style style:name="P26"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7" style:family="paragraph" style:parent-style-name="Text_20_body">
      <style:text-properties fo:language="en" fo:country="GB" fo:font-style="normal" fo:font-weight="bold" style:font-style-asian="normal" style:font-weight-asian="bold" style:font-style-complex="normal"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Contents_20_2">
      <style:paragraph-properties>
        <style:tab-stops>
          <style:tab-stop style:position="15cm" style:type="right" style:leader-style="dotted" style:leader-text="."/>
        </style:tab-stops>
      </style:paragraph-properties>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3">
      <style:paragraph-properties>
        <style:tab-stops>
          <style:tab-stop style:position="14cm" style:type="right" style:leader-style="dotted" style:leader-text="."/>
        </style:tab-stops>
      </style:paragraph-properties>
    </style:style>
    <style:style style:name="P32" style:family="paragraph" style:parent-style-name="Heading_20_2">
      <style:text-properties fo:language="en" fo:country="GB"/>
    </style:style>
    <style:style style:name="P33" style:family="paragraph" style:parent-style-name="Standard" style:list-style-name="L6"/>
    <style:style style:name="P34" style:family="paragraph" style:parent-style-name="Standard" style:list-style-name="L6">
      <style:text-properties fo:language="en" fo:country="GB"/>
    </style:style>
    <style:style style:name="P35" style:family="paragraph" style:parent-style-name="Standard" style:list-style-name="L7">
      <style:text-properties fo:language="en" fo:country="GB"/>
    </style:style>
    <style:style style:name="P36" style:family="paragraph" style:parent-style-name="Standard" style:list-style-name="L8">
      <style:text-properties fo:language="en" fo:country="GB"/>
    </style:style>
    <style:style style:name="P37" style:family="paragraph" style:parent-style-name="Standard" style:list-style-name="L9">
      <style:text-properties fo:language="en" fo:country="GB" fo:font-weight="normal" style:font-weight-asian="normal" style:font-weight-complex="normal"/>
    </style:style>
    <style:style style:name="P38" style:family="paragraph" style:parent-style-name="Standard" style:list-style-name="L8"/>
    <style:style style:name="P39" style:family="paragraph" style:parent-style-name="Heading_20_1">
      <style:text-properties fo:language="en" fo:country="GB"/>
    </style:style>
    <style:style style:name="P40" style:family="paragraph" style:parent-style-name="Heading_20_1">
      <style:paragraph-properties fo:break-before="page"/>
      <style:text-properties fo:language="en" fo:country="GB"/>
    </style:style>
    <style:style style:name="P41" style:family="paragraph" style:parent-style-name="Heading_20_3">
      <style:text-properties fo:language="en" fo:country="GB"/>
    </style:style>
    <style:style style:name="P42" style:family="paragraph" style:parent-style-name="Text_20_body" style:list-style-name="L1">
      <style:paragraph-properties fo:text-align="start" style:justify-single-word="false"/>
      <style:text-properties fo:language="en" fo:country="GB" fo:font-style="normal" style:font-style-asian="normal" style:font-style-complex="normal"/>
    </style:style>
    <style:style style:name="P43" style:family="paragraph" style:parent-style-name="Text_20_body" style:list-style-name="L2">
      <style:text-properties fo:language="en" fo:country="GB"/>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normal" style:font-style-asian="normal" style:font-style-complex="normal"/>
    </style:style>
    <style:style style:name="T16" style:family="text">
      <style:text-properties style:use-window-font-color="true"/>
    </style:style>
    <style:style style:name="T17"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Basic Information<text:tab/>3</text:p>
          <text:p text:style-name="P29">Technical characteristics<text:tab/>3</text:p>
          <text:p text:style-name="P30">2. System Modules<text:tab/>3</text:p>
          <text:p text:style-name="P30">3. Messages and Threads<text:tab/>4</text:p>
          <text:p text:style-name="P29">Message parameters<text:tab/>4</text:p>
          <text:p text:style-name="P29">Thread parameters<text:tab/>4</text:p>
          <text:p text:style-name="P30">4. Forums and Sections<text:tab/>4</text:p>
          <text:p text:style-name="P29">Forum parameters<text:tab/>4</text:p>
          <text:p text:style-name="P29">Section parameters<text:tab/>5</text:p>
          <text:p text:style-name="P30">5. Users and Roles<text:tab/>5</text:p>
          <text:p text:style-name="P29">User role list<text:tab/>5</text:p>
          <text:p text:style-name="P29">User action matrix<text:tab/>6</text:p>
          <text:p text:style-name="P30">6. Access Control Module<text:tab/>6</text:p>
          <text:p text:style-name="P29">Access control module functions<text:tab/>7</text:p>
          <text:p text:style-name="P29">User registration<text:tab/>7</text:p>
          <text:p text:style-name="P31">Step I<text:tab/>7</text:p>
          <text:p text:style-name="P31">Step II<text:tab/>7</text:p>
          <text:p text:style-name="P31">Step III<text:tab/>8</text:p>
          <text:p text:style-name="P31">Step IV<text:tab/>8</text:p>
          <text:p text:style-name="P29">Pre-registered user properties<text:tab/>8</text:p>
          <text:p text:style-name="P29">User properties<text:tab/>8</text:p>
          <text:p text:style-name="P29">Logging in<text:tab/>9</text:p>
          <text:p text:style-name="P31">Step I<text:tab/>9</text:p>
          <text:p text:style-name="P31">Step II<text:tab/>9</text:p>
          <text:p text:style-name="P31">Step III<text:tab/>10</text:p>
          <text:p text:style-name="P29">Preliminary session parameters<text:tab/>10</text:p>
          <text:p text:style-name="P29">Session parameters<text:tab/>11</text:p>
          <text:p text:style-name="P30">7. System Settings<text:tab/>11</text:p>
          <text:p text:style-name="P30">8. SMTP Module<text:tab/>12</text:p>
          <text:p text:style-name="P29">SMTP module functions<text:tab/>12</text:p>
          <text:p text:style-name="P30">9. Captcha Module<text:tab/>12</text:p>
          <text:p text:style-name="P29">Captcha module functions<text:tab/>12</text:p>
          <text:p text:style-name="P30">10. Message Module<text:tab/>12</text:p>
          <text:p text:style-name="P29">Message module functions<text:tab/>12</text:p>
        </text:index-body>
      </text:table-of-content>
      <text:p text:style-name="P24"/>
      <text:h text:style-name="P40" text:outline-level="1">1. Basic Information</text:h>
      <text:p text:style-name="P24"><text:span text:style-name="T3">SimpleBB</text:span> is an internet forum engine. </text:p>
      <text:p text:style-name="P24">The main purpose of this engine is to provide a very simplistic alternative to a popular <text:span text:style-name="T3">phpBB</text:span> forum engine which was written in a very old <text:span text:style-name="T3">PHP</text:span> programming language.</text:p>
      <text:p text:style-name="P24">The main purpose of a forum engine is to provide a programmatic way for receiving, storing and serving textual messages of forum's users.</text:p>
      <text:h text:style-name="Heading_20_2" text:outline-level="2">Technical characteristics</text:h>
      <text:p text:style-name="P24"><text:span text:style-name="T3">SimpleBB</text:span> is written in <text:span text:style-name="T3">Go</text:span> programming language and uses micro service architecture.</text:p>
      <text:p text:style-name="P25">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8665218951475933814" text:style-name="L1">
        <text:list-item>
          <text:p text:style-name="P42"><text:span text:style-name="T3">PHP</text:span> programming language is a scripting language. It is used for interpreted scripts, not for compiled programs.</text:p>
        </text:list-item>
        <text:list-item>
          <text:p text:style-name="P42"><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2"><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does not have installation scripts as </text:span><text:span text:style-name="T4">phpBB</text:span><text:span text:style-name="T6"> does. All the installation process is comprised of creation of configuration files.</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HTTP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oft-page-break/><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RPC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32"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32" text:outline-level="2">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39" text:outline-level="1">4. Forums and Sections</text:h>
      <text:p text:style-name="P3">Threads are stored in forums. A forum consists of several threads ordered chronologically.</text:p>
      <text:h text:style-name="P32"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ext:soft-page-break/>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2"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39" text:outline-level="1">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2"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32" text:outline-level="2"><text:soft-page-break/>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7">*</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6">-</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9"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ext:soft-page-break/>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32"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32"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6561256993438584913" text:style-name="L2">
        <text:list-item>
          <text:p text:style-name="P43">A client tells the system that it wants to register itself – <text:span text:style-name="T3">RegisterUser</text:span> function of the ACM.</text:p>
        </text:list-item>
        <text:list-item>
          <text:p text:style-name="P43">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3">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3195354922155047397" text:style-name="L3">
        <text:list-item>
          <text:p text:style-name="P44"><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oft-page-break/><text:span text:style-name="T9">a wrong verification code, this means, it is trying to hack it and we must delete this user from the list of pre-registered users.</text:span></text:p>
        </text:list-item>
      </text:list>
      <text:h text:style-name="Heading_20_3" text:outline-level="3">Step III</text:h>
      <text:list xml:id="list7047670596162898162" text:style-name="L4">
        <text:list-item>
          <text:p text:style-name="P45"><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7361911735837136268" text:style-name="L5">
        <text:list-item>
          <text:p text:style-name="P46"><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21513117" text:continue-list="list7047670596162898162" text:style-name="L4">
        <text:list-item>
          <text:p text:style-name="P45"><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5"> and </text:span><text:span text:style-name="T14">RegTime</text:span><text:span text:style-name="T15"> parameter is set. User also becomes a reader – </text:span><text:span text:style-name="T14">IsReader</text:span><text:span text:style-name="T15"> property is set. The </text:span><text:span text:style-name="T14">Id</text:span><text:span text:style-name="T15"> property of a user is automatically assigned by the system.</text:span></text:p>
        </text:list-item>
      </text:list>
      <text:p text:style-name="P27">Notes</text:p>
      <text:p text:style-name="P28"><text:span text:style-name="T15">Users who have not verified their e-mail address for a set period of time (since the time set in the </text:span><text:span text:style-name="T14">PreRegTime</text:span><text:span text:style-name="T15"> </text:span><text:span text:style-name="T15">property) are deleted from the list of pre-registered users. A dedicated mechanism of the system periodically reads the list of pre-registered users and searches for such abandoned records.</text:span></text:p>
      <text:p text:style-name="P26">All the incidents are registered in an Incidents Table. Examples of incident types: duplicate registration using an existing e-mail address, etc.</text:p>
      <text:p text:style-name="P26">Each step should break if a client is already logged in.</text:p>
      <text:h text:style-name="P32" text:outline-level="2">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32"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ext:soft-page-break/>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6">To gain access to the system after registration a user must log into the system. </text:p>
      <text:h text:style-name="P32" text:outline-level="2">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41" text:outline-level="3">Step I</text:h>
      <text:list xml:id="list562273056522411242" text:style-name="L6">
        <text:list-item>
          <text:p text:style-name="P34">A client sends a log-in request, i.e. calls the <text:span text:style-name="T3">LogUserIn</text:span> method <text:span text:style-name="T1">without</text:span> authentication data.</text:p>
        </text:list-item>
        <text:list-item>
          <text:p text:style-name="P34">If the user's <text:span text:style-name="T3">CanLogIn</text:span> property is not <text:span text:style-name="T3">True</text:span>, the sequence breaks.</text:p>
        </text:list-item>
        <text:list-item>
          <text:p text:style-name="P34">The module checks if there are any started normal sessions and created preliminary sessions for the user. All abandoned preliminary sessions are removed.</text:p>
        </text:list-item>
        <text:list-item>
          <text:p text:style-name="P34">If an already started session exists or a created preliminary session exists:</text:p>
          <text:list>
            <text:list-header>
              <text:p text:style-name="P34">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4">The module creates a random binary data, <text:span text:style-name="T3">AuthDataBytes</text:span> field, used for the authentication.</text:p>
        </text:list-item>
        <text:list-item>
          <text:p text:style-name="P34">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33"><text:span text:style-name="T9">A preliminary session is created with </text:span><text:span text:style-name="T14">AuthDataBytes</text:span><text:span text:style-name="T9"> and optionally </text:span><text:span text:style-name="T14">CaptchaId</text:span><text:span text:style-name="T9"> fields set. Client's IP address is saved in the preliminary session for further checks too. While in the modern world several computers can have the same IP address, the sole IP 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33"><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41" text:outline-level="3">Step II</text:h>
      <text:list xml:id="list2342098627597335281" text:style-name="L7">
        <text:list-item>
          <text:p text:style-name="P35">The client sends a second log-in request <text:span text:style-name="T1">providing</text:span> the required authentication data.</text:p>
        </text:list-item>
        <text:list-item>
          <text:p text:style-name="P35"><text:soft-page-break/>If the user's <text:span text:style-name="T3">CanLogIn</text:span> property is not <text:span text:style-name="T3">True</text:span>, the sequence breaks.</text:p>
        </text:list-item>
        <text:list-item>
          <text:p text:style-name="P35">The module checks if there are any started normal sessions and created preliminary sessions for the user. All abandoned preliminary sessions are removed.</text:p>
        </text:list-item>
        <text:list-item>
          <text:p text:style-name="P35">If an already started session exists or <text:span text:style-name="T1">no</text:span> preliminary session is found or a preliminary session is found but an IP address of the client and <text:span text:style-name="T3">RequestId</text:span> do not match then:</text:p>
          <text:list>
            <text:list-header>
              <text:p text:style-name="P35">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5">The module checks authentication data based on <text:span text:style-name="T3">AuthDataBytes</text:span> with optional <text:span text:style-name="T3">CaptchaId</text:span>. </text:p>
        </text:list-item>
        <text:list-item>
          <text:p text:style-name="P35">If authentication data is correct:</text:p>
          <text:list>
            <text:list-header>
              <text:p text:style-name="P35">6.1. Preliminary session is marked with required flags.</text:p>
              <text:p text:style-name="P35">6.2. A new unique random <text:span text:style-name="T3">RequestId</text:span> is created, stored and prepared to be sent to user.</text:p>
              <text:p text:style-name="P35">6.2. Verification data is created, sent to the world and stored in the preliminary session.<text:line-break/>6.3. The client is redirected to a next step and the sequence breaks.</text:p>
            </text:list-header>
          </text:list>
        </text:list-item>
        <text:list-item>
          <text:p text:style-name="P35">If authentication data is wrong:</text:p>
          <text:list>
            <text:list-header>
              <text:p text:style-name="P35">7.1. The module updates user's <text:span text:style-name="T3">LastBadLogInTime</text:span> parameter.<text:line-break/>7.2. The preliminary session is deleted.<text:line-break/>7.3. Client's IP address is marked as a bad boy*.<text:line-break/>7.4. The client gets an appropriate response and the sequence breaks.</text:p>
            </text:list-header>
          </text:list>
        </text:list-item>
      </text:list>
      <text:h text:style-name="P41" text:outline-level="3">Step III</text:h>
      <text:list xml:id="list2125876779247662824" text:style-name="L8">
        <text:list-item>
          <text:p text:style-name="P36">The client sends a third log-in request providing the required verification data.</text:p>
        </text:list-item>
        <text:list-item>
          <text:p text:style-name="P38"><text:span text:style-name="T9">If the user's </text:span><text:span text:style-name="T14">CanLogIn</text:span><text:span text:style-name="T9"> property is not </text:span><text:span text:style-name="T14">True</text:span><text:span text:style-name="T9">, the sequence breaks.</text:span></text:p>
        </text:list-item>
        <text:list-item>
          <text:p text:style-name="P36">The module checks if there are any started normal sessions and created preliminary sessions for the user. All abandoned preliminary sessions are removed.</text:p>
        </text:list-item>
        <text:list-item>
          <text:p text:style-name="P38"><text:span text:style-name="T9">If an already started session exists or </text:span><text:span text:style-name="T11">no</text:span><text:span text:style-name="T9"> preliminary session is found or a preliminary session is found but an IP address of the client and </text:span><text:span text:style-name="T14">RequestId</text:span><text:span text:style-name="T9"> do not match then:<text:line-break/>4.1. The user's </text:span><text:span text:style-name="T14">LastBadLogInTime</text:span><text:span text:style-name="T9"> parameter is updated.<text:line-break/>4.2. The client's IP address is marked as a bad boy*.<text:line-break/>4.3. The client gets an appropriate response and the sequence breaks.</text:span></text:p>
        </text:list-item>
        <text:list-item>
          <text:p text:style-name="P38"><text:span text:style-name="T9">Server verifies the provided data, </text:span><text:span text:style-name="T14">RequestId</text:span><text:span text:style-name="T9"> and client's IP address.</text:span></text:p>
        </text:list-item>
        <text:list-item>
          <text:p text:style-name="P36">If verification fails:</text:p>
          <text:p text:style-name="P38"><text:span text:style-name="T9">3.1. The preliminary session is deleted.<text:line-break/>3.2. User's </text:span><text:span text:style-name="T14">LastBadLogInTime</text:span><text:span text:style-name="T9"> parameter is updated.</text:span></text:p>
          <text:p text:style-name="P36">3.3. Client's IP address is marked as a bad boy*.<text:line-break/>3.4. The client gets the response and the sequence breaks.</text:p>
        </text:list-item>
        <text:list-item>
          <text:p text:style-name="P36">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IP addresses are blocked for a period of time. Blocking is performed on a Gateway Module level.</text:p>
      <text:p text:style-name="P5"/>
      <text:p text:style-name="P5">Filtering Criteria:</text:p>
      <text:p text:style-name="P5"/>
      <text:list xml:id="list6312574132082790394" text:style-name="L9">
        <text:list-item>
          <text:p text:style-name="P37">Number of incidents per time period for a single IP address.</text:p>
        </text:list-item>
        <text:list-item>
          <text:p text:style-name="P37">Number of unique users per time period for a single IP address.</text:p>
        </text:list-item>
        <text:list-item>
          <text:p text:style-name="P37">Number of IP addresses per time period for a single user.</text:p>
        </text:list-item>
      </text:list>
      <text:p text:style-name="P5"/>
      <text:p text:style-name="P5">Each step should break if a client is already logged in.</text:p>
      <text:h text:style-name="P32" text:outline-level="2"><text:soft-page-break/>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IP address. IPv4.</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32"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IP address. IPv4.</text:p>
          </table:table-cell>
        </table:table-row>
      </table:table>
      <text:p text:style-name="Standard"/>
      <text:h text:style-name="P39" text:outline-level="1">7. System Settings</text:h>
      <text:p text:style-name="P23">Following system settings are availab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ConfigurationFilePath</text:p>
          </table:table-cell>
          <table:table-cell table:style-name="Table6.B2" office:value-type="string">
            <text:p text:style-name="P16">Path to a configuration file.</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TableNamePrefix</text:p>
          </table:table-cell>
          <table:table-cell table:style-name="Table6.B2" office:value-type="string">
            <text:p text:style-name="P16">A prefix for names of all tables in the database. When it is set, all table names will be prefixed. E.g., if prefix is set to <text:span text:style-name="T3">v1</text:span>, table <text:span text:style-name="T3">MyTable</text:span><text:span text:style-name="T5"> will be referenced as </text:span><text:span text:style-name="T3">v1_MyTable</text:span><text:span text:style-name="T5"> (prefix is separated with a low line).</text:span></text:p>
          </table:table-cell>
        </table:table-row>
        <table:table-row table:style-name="Table6.1">
          <table:table-cell table:style-name="Table6.A2" office:value-type="string">
            <text:p text:style-name="P16">TableNamesToInit</text:p>
          </table:table-cell>
          <table:table-cell table:style-name="Table6.B2" office:value-type="string">
            <text:p text:style-name="P16">A list of tables to initialize at service start.</text:p>
          </table:table-cell>
        </table:table-row>
        <table:table-row table:style-name="Table6.1">
          <table:table-cell table:style-name="Table6.A2" office:value-type="string">
            <text:p text:style-name="P16">TableInitScriptsFolder</text:p>
          </table:table-cell>
          <table:table-cell table:style-name="Table6.B2" office:value-type="string">
            <text:p text:style-name="P16">Path to a folder with SQL scripts used for initialization of table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ext:soft-page-break/>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SessionMaxIdleTime</text:p>
          </table:table-cell>
          <table:table-cell table:style-name="Table6.B2" office:value-type="string">
            <text:p text:style-name="P16">Maximum duration for the session to be idle. This setting is set in seconds. Recommended value: 3'600 (1 hour).</text:p>
          </table:table-cell>
        </table:table-row>
        <table:table-row table:style-name="Table6.1">
          <table:table-cell table:style-name="Table6.A2" office:value-type="string">
            <text:p text:style-name="P16">MessageEditTime</text:p>
          </table:table-cell>
          <table:table-cell table:style-name="Table6.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6.1">
          <table:table-cell table:style-name="Table6.A2" office:value-type="string">
            <text:p text:style-name="P16"/>
          </table:table-cell>
          <table:table-cell table:style-name="Table6.B2" office:value-type="string">
            <text:p text:style-name="P16"/>
          </table:table-cell>
        </table:table-row>
        <table:table-row table:style-name="Table6.1">
          <table:table-cell table:style-name="Table6.A2" office:value-type="string">
            <text:p text:style-name="P16"/>
          </table:table-cell>
          <table:table-cell table:style-name="Table6.B2" office:value-type="string">
            <text:p text:style-name="P16"/>
          </table:table-cell>
        </table:table-row>
      </table:table>
      <text:p text:style-name="P23"/>
      <text:h text:style-name="P39" text:outline-level="1">8. SMTP Module</text:h>
      <text:p text:style-name="P23">The SMTP Module sends e-mail messages and has following functions.</text:p>
      <text:h text:style-name="P32"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39" text:outline-level="1">9. Captcha Module</text:h>
      <text:p text:style-name="P23">The Captcha Module deals with captcha riddles and has following functions.</text:p>
      <text:h text:style-name="P32" text:outline-level="2">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9" text:outline-level="1"><text:soft-page-break/>10. Message Module</text:h>
      <text:p text:style-name="P23">The Message Module deals with messages, threads, forums and has following functions.</text:p>
      <text:h text:style-name="P32"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An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An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And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And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SectionsAndForums</text:p>
          </table:table-cell>
          <table:table-cell table:style-name="Table15.C2" office:value-type="string">
            <text:p text:style-name="P20">Returns a list of all sections and forum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6H56S</meta:editing-duration>
    <meta:editing-cycles>974</meta:editing-cycles>
    <meta:generator>OpenOffice/4.1.14$Win32 OpenOffice.org_project/4114m1$Build-9811</meta:generator>
    <dc:title>Default Page</dc:title>
    <dc:date>2023-11-17T01:25:38.50</dc:date>
    <meta:document-statistic meta:table-count="16" meta:image-count="0" meta:object-count="0" meta:page-count="13" meta:paragraph-count="811" meta:word-count="4302" meta:character-count="25397"/>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